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locusts   |  2021.11.03 20:34   |   <text:a xlink:type="simple" xlink:href="http://palinfo.habago.org/Entry?Command=Information_PrintForum&amp;iPage=1#FORUM41189"><text:span text:style-name="T1">#</text:span></text:a></text:p>
      <text:p text:style-name="P3">现在的趋势确实越来越明显，美国准备把台湾推上前线，逼迫中国大陆对台湾动武，当然他自己是绝无可能亲自上场到台湾来跟中国真正打一场战争，因为在距中国1000-1500公里范围内美国和中国打几乎是必输。而是以此为借口联合西方制裁中国，同时联合印度和澳大利亚在印度洋及马六甲对中国实施禁运！由于中国大多数进口能源，包括铁矿石及铜矿等资源皆从此处运进国内，卡住了能源和这些重要矿产资源的进口，中国的经济可能会遭受毁灭性的打击，而且禁运时间越长影响越大。这可能是美国遏制中国最后的机会、也是最有可能、最有效的方式。从近期的动向看，也是美国正在实施的方案，在此方案中，台湾就是美国推出的逼迫中国必须吞下的毒饵！</text:p>
      <text:p text:style-name="P2">陳真   |  2021.11.03 17:44   |   <text:a xlink:type="simple" xlink:href="http://palinfo.habago.org/Entry?Command=Information_PrintForum&amp;iPage=1#FORUM41187"><text:span text:style-name="T1">#</text:span></text:a></text:p>
      <text:p text:style-name="P4">台灣議和團芻議(14)：滅台計畫倒數計時(一) <text:line-break/><text:line-break/>陳真 <text:line-break/><text:line-break/>2021. 11. 03. <text:line-break/><text:line-break/><text:line-break/>一年多前，寫了底下兩篇文章後，就沒再寫，因為不知道該怎麼寫才能讓人們相信美國與人渣黨已經積極著手滅台計劃，泯滅人性，非常惡毒。 <text:line-break/><text:line-break/><text:a xlink:type="simple" xlink:href="https://bit.ly/3BB0iTH"><text:span text:style-name="T2">https://bit.ly/3BB0iTH</text:span></text:a><text:s/><text:line-break/><text:line-break/><text:a xlink:type="simple" xlink:href="https://bit.ly/3CHF5Ji"><text:span text:style-name="T2">https://bit.ly/3CHF5Ji</text:span></text:a><text:span text:style-name="T2"><text:s/></text:span><text:line-break/><text:line-break/>懇請各位，把上面這兩篇文章再仔細讀一遍，並且儘可能轉寄、轉貼與流傳。包括往後我會持續寫作的相關主題(所謂全民皆兵)，也得拜託各位儘可能轉寄、轉貼與流傳。 <text:line-break/><text:line-break/>對此，我想說的話、想寫的資料太多了，多到讓我根本不知道要從何寫起。 <text:line-break/><text:line-break/>我原先企圖把它系統化，儘可能濃縮在幾篇文字裏頭，讓人們可以迅速掌握重點。但我後來發現這很難做到，因為，困難之處並不是在於我能否告訴你一個個事實，而是在於到底要如何讓你理解這一切，到底要如何讓你相信惡魔之詭詐，相信台灣人很可能即將大禍臨頭，走向恐怖殘殺內亂與內戰，走向毀滅。 <text:line-break/><text:line-break/>我一點都沒有誇張，而且正好相反，我的書寫困擾恰恰就在於我缺乏精準微妙的寫作能力，我無法寫出敵人之血腥惡毒的基本真實性。 <text:line-break/><text:line-break/>之所以難以表達，一部份原因是相關事證之錯綜複雜；你得知道很多過去的例子以及現在的發展，然後才有可能形成真實的判斷。 <text:line-break/><text:line-break/>另一部份則是因為有些東西涉及一種 "圈內" 人所 "親知" 卻難以言喻的資訊或經驗。比方說，當你長期關注或處於某個 "圈子"，你通常已經形成一套足以掌握真實狀況的 "理解架構"；在這個架構底下，只要出現一點點資訊或訊號，你往往就能知道它究竟意味著什麼。這樣一種微妙的理解能力，通常是圈外人或短期研究者所缺乏的。 <text:line-break/><text:line-break/>這一年多來，我經常在想所謂 "全民皆兵" 這件事，遲遲難以下筆，也很猶豫自己該如何作為。 <text:line-break/><text:line-break/>平常，在政治上，我所理解的，跟巴勒網其他人所理解的，基本上並沒有太大差別。但是，惟有這件事，我卻不確定大家是否也跟我一樣充份意識到事情的惡毒與嚴重性。 <text:line-break/><text:line-break/>它絕非吳怡農或少數文人走狗說說而已的惡毒見解，也不是什麼基金會或什麼碗糕公民團體一時興起的邪惡見解，而是由美國下令推動、並如火如荼進行的一個再明顯也不過的毀滅兩岸計劃。 <text:line-break/><text:line-break/>既然我沒法系統性地陳述，與其擱置不寫，不如就化整為零，片片斷斷地寫，希望人們多少能意識到這個迫在眉睫的人為邪惡災難之無可否認的真實性，從而阻止它的發生。 <text:line-break/><text:line-break/>台灣人難道真的蠢到要犧牲自己與家人和小孩的性命，為長年不斷傷害你的美國人當砲灰，反而去傷害在這世界上惟一會真正愛你的祖國？ <text:line-break/><text:line-break/>為什麼世界上會有這麼蠢的一群人？那就好像一個因為某種原因而暫時離家的小孩，在外頭被一個殺人無數的恐怖黑幫集團所控制，每天洗腦，教他要仇視自己的父母和手足，教他要唾棄自己的血統，說那是畜牲的血統，不但有毒，而且很可恥很骯髒，教他要斷絕一切文化連結，教他要把所有辛苦賺來的錢統統拿來向黑幫購買武器，買了一整個屋子全是槍炮手榴彈，教他務必要用最殘忍的方式去殺害自己的父母和親人，洗腦他說這是為了追求神聖的自由所必須付出的代價，洗腦他說你的父母會奴役你，會剝削你，會傷害你，會讓你沒有自由，教他務必要戰到最後一口氣，為黑幫集團犧牲生命，爭取民主自由與人權。 <text:line-break/><text:line-break/>台灣人就是活在這樣一種非常可笑非常可怕的妄想之中。 <text:line-break/><text:line-break/>當媒體與教育被敵人所完全掌控，你很難改變台灣人的妄想，但是，台灣人至少應該意識到你只是美國人的一顆狗肉炸彈，你死得越慘，兩岸死的人越多，內戰與內亂持續越久、越血腥，對美國人越有利。 <text:line-break/><text:line-break/>難道你不識字？難道你真的蠢到不知道美國半個多世紀來用同樣的恐怖手段在全世界各地發動兩百多場侵略戰爭，策動無數軍事政變與動亂，殺害數千萬人，製造上億的難民以及數億人的饑餓與傷殘，難道你真的不知道或不相信台灣人即將是下一個受害者？</text:p>
      <text:p text:style-name="P2">陳真   |  2021.11.02 20:30   |   <text:a xlink:type="simple" xlink:href="http://palinfo.habago.org/Entry?Command=Information_PrintForum&amp;iPage=1#FORUM41186"><text:span text:style-name="T1">#</text:span></text:a></text:p>
      <text:p text:style-name="P3">(續前，給田治平) <text:line-break/><text:line-break/>其實，這是寫給大多數人的。在我們討論 "什麼" 之前，我看先搞清楚 "討論" 到底 "是" 什麼東西恐怕更重要。但它通常引不起人們絲毫的興趣，絕不會變成一種流行，你寫再多也不會有幾個人看，更不用說流傳。就好像數錢大家都會，但是 "一加一等於二" 究係何物、"一為何等於一" 等等，卻始終乏人問津。 <text:line-break/><text:line-break/>並非說 "內容" 不重要，但是，內容只是一種偶然，形式原理才是必然；形式錯了，內容便也隨之無法理解。我們之所以能交易買賣，是因為背後有一套算數系統。後者是前者的基礎。所有例子哪怕如何巨大，終究都會成為過去，惟有定理永在，基礎長存。 <text:line-break/><text:line-break/>我們能開口說話，下筆為文，於是經常給了自己一種錯覺，以為說話寫字很簡單，語言的意義不過就是我們所企圖給定的那個樣子，但是實際上卻非如此。 <text:line-break/><text:line-break/>許多時候，我總感覺就像被一種關乎語言與思想的 "瘋狂" 所包圍，從中感到無比的痛苦。 <text:line-break/><text:line-break/>說到底，溝通總是如許艱難。語意與形式屬性是其一，語言背後那個 "人" 尤為關鍵。你不可能誤解一個人卻又能理解其想法，因為一個人的一切言行全是從其自身而來；是 "我" 賦予我的言行應有的意義。 <text:line-break/><text:line-break/>我從小就不喜歡上課，能翹就翹，能逃課就儘量逃，並不是因為我不喜歡讀書，恰恰相反，我幾乎書不離手，愛書如命，從小就幾乎以各大圖書館為家。念國中時，我恐怕比台南市立圖書館的館員都還更清楚整座圖書館的各種書籍與官方公報、會議紀錄及海內外各種舊報紙的典藏位置。 <text:line-break/><text:line-break/>之所以不喜歡上課，原因無它，套句亨利梭羅的話，就是少了一種 "重劑量的我我我"。簡單說，如果所謂上課就只是教導一些乾燥資訊或 "純" 知識，那我自己看書豈不是更快？何必悶在課堂上浪費時間？ <text:line-break/><text:line-break/>上課如果有意義，不是因為那些知識本身，而是因為講課者這個 "人" 究竟如何看待那些知識？講者如何，知識便如何；講者本身的態度與深度，賦予知識應有的內涵。 <text:line-break/><text:line-break/>我經常很害怕跟人講話，因為自己往往就像個口齒混沌的智障，勉強附和，尷尬無言。大家只喜歡討論3加5，討論2加7，卻沒有人想要談談為何一等於一；大家都喜歡討論那些事實上無足輕重的表面風騷，卻沒有人想要談談那些深入骨髓的人事悲歡。 <text:line-break/><text:line-break/>當然不是說我們只能談原理談公設談本質事物談幽微情感，而是說如果你對這些統統都不感興趣，卻只熱衷於我是否痛罵了人渣與蟑螂(而且文長最好不要超過三行)，那我不知道你到底能理解什麼，你只是想聽到關於所謂 "立場" 的同樣幾個句子而已不是嗎？ <text:line-break/><text:line-break/>大多數人也許都很喜歡讀者，人數越多越好，以千百萬粉絲數為榮。但是對我而言，讀者往往只是帶來一種挫折，充滿誤解；畢竟物種不同，"語言" 便不同；魚不可能理解蚯蚓的世界，蚯蚓大概也很難理解鳥類飛行的感覺。因之一切解釋全屬枉然，能懂的自然就會懂，不可能懂的，多說無益，只是引來更多誤解。</text:p>
      <text:p text:style-name="P2">鄭豐遠   |  2021.11.02 06:14   |   <text:a xlink:type="simple" xlink:href="http://palinfo.habago.org/Entry?Command=Information_PrintForum&amp;iPage=1#FORUM41185"><text:span text:style-name="T1">#</text:span></text:a></text:p>
      <text:p text:style-name="P4">小時候我爸和我說，如果有人問我姓什麼，就說我姓鄭，鄭成功的鄭。這句開場白，我就這樣用到今天。 <text:line-break/><text:line-break/>台灣人很可憐，先是被西班牙鬼子和荷蘭鬼子殖民，好不容易讓鄭成功打跑，卻又割讓給日本鬼子半個世紀，然後在不爭氣的國民黨治下，逐漸被美國鬼子殖民到現在，整個社會被綠色漢奸把持，思想道德敗壞，民不聊生，惶惶不可终日。 <text:line-break/><text:line-break/>來澳洲後認識的大陸朋友都積極邀請我到他們祖國的家鄉遊玩，現在已經累積大江南北太多省份，怕是玩不完了。但最希望是能回到祖籍河南滎陽看一看，不枉此生姓鄭。 <text:line-break/><text:line-break/>許多人喜歡說兩岸法理上仍處於內戰，是兩個政權的對峙，藉以抬舉台灣問題在當前局勢的重要性。重要確實是重要，但我們其實不必自欺欺人，台灣政權早已消亡，哪有什麼對峙可言? 整個島早已被美國把持，所謂統獨議題根本就不存在，存在的是何時以及如何驅逐外來殖民勢力，就像鄭成功驅逐荷蘭人那樣。 <text:line-break/><text:line-break/>不管和統或武統，這事對我來說本質就是如此，我只盼望在這過程中台灣同胞能少受一點苦，腦袋多一點清醒，認清楚自己是誰，不要做漢奸，不要做出背叛自己祖先的蠢事。 <text:line-break/><text:line-break/>我已經不吃肉差不多快十年了，朋友看我個性溫和，健康堪慮，經常誘惑我吃肉。我其實也有此打算，準備在台灣正式回歸祖國那天開始重新吃肉，因為我覺得做中國人大口吃肉是一件很爽的事; 西方人相當不要臉，經常說中國人吃太多肉造成全球變暖，我看到這類報導總是感到相當生氣，於是下此決定。洋鬼子愛玩這些鬼把戲來騙老實人，叫我別吃我卻偏要吃，他還能拿中國人怎麼樣了。 <text:line-break/><text:line-break/>為了我的健康，請祖國加油。</text:p>
      <text:p text:style-name="P2">陳真   |  2021.11.01 19:39   |   <text:a xlink:type="simple" xlink:href="http://palinfo.habago.org/Entry?Command=Information_PrintForum&amp;iPage=1#FORUM41184"><text:span text:style-name="T1">#</text:span></text:a></text:p>
      <text:p text:style-name="P3">刪了一則應該是誤讀的留言。</text:p>
      <text:p text:style-name="P2">人民   |  2021.11.01 11:47   |   <text:a xlink:type="simple" xlink:href="http://palinfo.habago.org/Entry?Command=Information_PrintForum&amp;iPage=1#FORUM41182"><text:span text:style-name="T1">#</text:span></text:a></text:p>
      <text:p text:style-name="P4">一國兩制後，由國防經費的降低及税收提高，出台無條件基本收入，例如每人每月1萬元，則社會悲劇可減少9成</text:p>
      <text:p text:style-name="P2">林書楷   |  2021.11.01 10:17   |   <text:a xlink:type="simple" xlink:href="http://palinfo.habago.org/Entry?Command=Information_PrintForum&amp;iPage=1#FORUM41181"><text:span text:style-name="T1">#</text:span></text:a></text:p>
      <text:p text:style-name="P3">給世勤 <text:line-break/><text:line-break/>我可以很肯定地說，你說的這些覺青們可以輕易代換成大陸如下：「對於長年受到中國欺壓，對於北京的迫害，因此苦不堪言的台灣（新疆或香港西藏⋯⋯）人民，要求他們放棄抵抗？難道放棄抵抗，中國就會放棄搶劫？」而且不覺得有任何不妥。這是一群對自己偏好的資訊照單全收，無法分辨真偽的人，跟相信地平說、注射消毒劑那票人也就百步或千步的差別。 <text:line-break/><text:line-break/>以往討論過病識感、資訊的不對等，以及為何明明資訊唾手可得卻乏人問津。想起CGTN有段報導，或許可能就是台灣未來會出現的狀況之一。 <text:line-break/><text:line-break/><text:a xlink:type="simple" xlink:href="https://youtu.be/pUy-U4G4Dxk"><text:span text:style-name="T2">https://youtu.be/pUy-U4G4Dxk</text:span></text:a><text:s/><text:line-break/><text:line-break/>最近看到國台辦講到統一後，不曉得大陸是否把統一後如何處理這種事情也列入情況了。 <text:line-break/></text:p>
      <text:p text:style-name="P2">許世勤   |  2021.11.01 09:35   |   <text:a xlink:type="simple" xlink:href="http://palinfo.habago.org/Entry?Command=Information_PrintForum&amp;iPage=1#FORUM41180"><text:span text:style-name="T1">#</text:span></text:a></text:p>
      <text:p text:style-name="P4">最近看到一則新聞，是有關世界各國人均碳排放的排名。毫無疑問，美國排名世界第一，中國則是在十名以外。這說明了什麼？歐美所謂的「進步國家」，把自己高度的物質生活享受，建立在發展中國家的痛苦之上。 <text:line-break/><text:line-break/>有人在新聞底下的留言中提到，不應該以「人均」來計較排名，應該以「總排放量」排名。我對此相當無言，因為基準不同怎麼能夠比較？以人口來平均，是為了符合科學邏輯，這樣也才能找到解決問題的方法。台灣充斥各種以個人情感與意識流的思考方式，什麼都「我覺得」，對於嚴肅的科學議題不是偷換概念、不當類比，就是偽命題，根本無從驗證，所以怎麼說都對。 <text:line-break/><text:line-break/>對於長年受到歐美列強欺壓，對於以色列的人權迫害，因此苦不堪言的巴勒斯坦人民，要求他們放棄抵抗？難道放棄抵抗，以色列跟美國就會放棄搶劫？按此「安全」的邏輯，以色列如果要安全，除了巴勒斯坦，恐怕黎巴嫩、敘利亞、約旦、伊拉克，甚至埃及都得滅了。所以我今天跑到某人家中搶劫，對方不該抵抗，因為我是為了「生存」與「安全」，所以這個劫掠是對的？ <text:line-break/><text:line-break/>中國是火藥桶？是中國造成了世界性的金融危機嗎？美國印鈔票造成通貨膨脹，現在要求世界各國分攤通膨，這合理嗎？美國的人均碳排放遠超中國，但中國要負最大責任？「美國例外論」與「美國優先」才是目前全球所有危機的根本來源。美國在世界各國推行顏色革命顛覆合法政權，你真以為這些都是民主、自由、人權？所以「如今他們什麼都沒有了，但有了『民主』」，每次看到那種自以為是的嘴臉，總有想要將其一把撕爛的衝動。</text:p>
      <text:p text:style-name="P5"><text:span text:style-name="T3">孫從輔</text:span><text:span text:style-name="T4"><text:s/>  |  2021.11.01 04:19   |   </text:span><text:a xlink:type="simple" xlink:href="http://palinfo.habago.org/Entry?Command=Information_PrintForum&amp;iPage=1#FORUM41179"><text:span text:style-name="T5">#</text:span></text:a></text:p>
      <text:p text:style-name="P6"><text:span text:style-name="T4">讓我用走狗之心度走狗之腹一下。走狗們之所以願意當走狗，必然是利之所趨。對走狗集團而言最大的利益是什麼？我能想到的是繼續掌權，甚至對某個走狗而言，是當第三任總統。如何能做到？蔣介石已經示範過，實施戒嚴，自然就吾三連，余又任了。這個戒嚴是在情勢危急下，抵抗大陸操弄台灣政治的做法，是個</text:span><text:span text:style-name="T6"><text:s/></text:span><text:span text:style-name="T4">「愛台灣」的戒嚴，聽起來是不是好棒棒？</text:span><text:span text:style-name="T6"><text:line-break/><text:line-break/></text:span><text:span text:style-name="T4">我不是說這件事很可能發生，而是要指出其中一個可能性。畢竟台灣的各種所謂制度，終究還是美國說了算，再由走狗實行之，因此主要是不能損害美國利益，次要是最大化走狗集團的利益。前陣子美國前國務卿萊斯說大陸遙控親中勢力顛覆台灣，我看很多人都嗤之以鼻，說萊斯不了解台灣。但我認為重點不在話本身，而是美國放話背後的圖謀。如果議和團的主張獲普遍支持，讓走狗集團們無利可圖了，他們會做什麼？我們得思考各種可能，尤其將最壞的可能及早公諸於世。</text:span></text:p>
      <text:p text:style-name="P5"><text:span text:style-name="T3">陳真</text:span><text:span text:style-name="T4"><text:s/>  |  2021.11.01 03:48   |   </text:span><text:a xlink:type="simple" xlink:href="http://palinfo.habago.org/Entry?Command=Information_PrintForum&amp;iPage=1#FORUM41178"><text:span text:style-name="T5">#</text:span></text:a></text:p>
      <text:p text:style-name="P7"><text:span text:style-name="T4">謝謝這位同學的留言，我無言以對。跟絕大多數人同樣的狀況，我之無言並不是因為你提出一個難以反駁的論點，而是因為你並沒有提出任何論點。</text:span><text:span text:style-name="T6"><text:line-break/><text:line-break/></text:span><text:span text:style-name="T4">你的留言屬性就像街坊鄰居之間意識流一般的閒聊或八卦，也許充分表達了某種好惡，卻缺乏認知意義。</text:span><text:span text:style-name="T6"><text:line-break/><text:line-break/></text:span><text:span text:style-name="T4">提出任何一種觀點，並不必然需要提供任何因果論證，但是內容與結論之間總得有著某種說服力，而不是恁北喜歡怎麼表就怎麼表，一表三千里。那是一種八卦閒聊或文青告白，而不是有意義的討論。</text:span><text:span text:style-name="T6"><text:line-break/><text:line-break/></text:span><text:span text:style-name="T4">在這方面，我有一種</text:span><text:span text:style-name="T6">“</text:span><text:span text:style-name="T4">知識上的美德</text:span><text:span text:style-name="T6">”</text:span><text:span text:style-name="T4">，簡單說就是嚴以律己，寬以待人；並不是因為我為人寬厚，而是因為別人如何看待語言、思想或知識，事實上不關我的事，我只在乎自己是否真的知道自己在講什麼，在乎自己和ㄧ己語言、思想或知識之間的關係。因為我知道，在這一點上寬待自己是很可笑的，那無異於自欺欺人。</text:span><text:span text:style-name="T6"><text:line-break/><text:line-break/></text:span><text:span text:style-name="T4">也因此，我對我所思所想很難遇到有效的批評，因為別人不可能會比我更在意自己之所言。</text:span><text:span text:style-name="T6"><text:line-break/><text:line-break/></text:span><text:span text:style-name="T4">一個想法，它在概念上或現實上能夠被追究到何種地步，我就會追究到何種地步；對自己客氣畢竟是荒唐的。我們如果要寬待自己，事實上根本沒有思考或說話的任何必要了。就如同一個嚴肅的科學家不可能對自己的想法有一絲的寬鬆。</text:span><text:span text:style-name="T6"><text:line-break/><text:line-break/></text:span><text:span text:style-name="T4">我所崇拜的法國導演高達說，美國人總喜歡問</text:span><text:span text:style-name="T6">“What do you mean exactly?” </text:span><text:span text:style-name="T4">高達說：</text:span><text:span text:style-name="T6">“I mean,but not exactly.”<text:line-break/><text:line-break/></text:span><text:span text:style-name="T4">我喜歡這段對話，我知道在我所追求的某種思想世界裡頭，並沒有</text:span><text:span text:style-name="T6">“mean exactly” </text:span><text:span text:style-name="T4">這回事，但這不影響我盡可能想辦法趨近它。</text:span><text:span text:style-name="T6"><text:line-break/><text:line-break/></text:span><text:span text:style-name="T4">我同時也相信，不管我說些什麼或寫些什麼，惟有當我能夠說服自己時，它也才有可能取得一些意義，從而也許能夠有了一點微不足道的價值。</text:span><text:span text:style-name="T6"><text:line-break/><text:line-break/></text:span><text:span text:style-name="T4">對我而言，生命有多長，這條究竟之路就該有多長。</text:span></text:p>
      <text:p text:style-name="P5"><text:span text:style-name="T3">田治平</text:span><text:span text:style-name="T4"><text:s/>  |  2021.11.01 00:30   |   </text:span><text:a xlink:type="simple" xlink:href="http://palinfo.habago.org/Entry?Command=Information_PrintForum&amp;iPage=1#FORUM41177"><text:span text:style-name="T5">#</text:span></text:a></text:p>
      <text:p text:style-name="P6"><text:span text:style-name="T4">不知多久之前</text:span><text:span text:style-name="T6">,</text:span><text:span text:style-name="T4">在</text:span><text:span text:style-name="T6">mobile 01</text:span><text:span text:style-name="T4">論壇的時事</text:span><text:span text:style-name="T6">-</text:span><text:span text:style-name="T4">時事綜合討論區</text:span><text:span text:style-name="T6">,</text:span><text:span text:style-name="T4">不時有網友轉貼陳真醫生的文章</text:span><text:span text:style-name="T6">,</text:span><text:span text:style-name="T4">才知道這個網站</text:span><text:span text:style-name="T6">.</text:span><text:span text:style-name="T4">拜讀許多你的文章</text:span><text:span text:style-name="T6">,</text:span><text:span text:style-name="T4">近期才發現有留言板</text:span><text:span text:style-name="T6">,</text:span><text:span text:style-name="T4">看完近</text:span><text:span text:style-name="T6">20</text:span><text:span text:style-name="T4">頁留言</text:span><text:span text:style-name="T6">,</text:span><text:span text:style-name="T4">內心有些警覺</text:span><text:span text:style-name="T6">,</text:span><text:span text:style-name="T4">猶豫幾日後決定分享幾點我的看法</text:span><text:span text:style-name="T6">.</text:span><text:span text:style-name="T4">若有刺耳之處</text:span><text:span text:style-name="T6">,</text:span><text:span text:style-name="T4">煩請見諒</text:span><text:span text:style-name="T6">.<text:line-break/><text:line-break/>1.</text:span><text:span text:style-name="T4">巴勒斯坦</text:span><text:span text:style-name="T6">:<text:line-break/><text:line-break/></text:span><text:span text:style-name="T4">我不認為以色列人有錯</text:span><text:span text:style-name="T6">,</text:span><text:span text:style-name="T4">因為他們想活下去</text:span><text:span text:style-name="T6">,</text:span><text:span text:style-name="T4">也付出許多代價</text:span><text:span text:style-name="T6">(</text:span><text:span text:style-name="T4">全民皆兵在周遭敵視國家生存</text:span><text:span text:style-name="T6">,</text:span><text:span text:style-name="T4">歷經幾次戰爭仍堅持不懈</text:span><text:span text:style-name="T6">,</text:span><text:span text:style-name="T4">但近年政府施政走偏</text:span><text:span text:style-name="T6">,</text:span><text:span text:style-name="T4">大體上政府與國人齊心</text:span><text:span text:style-name="T6">).</text:span><text:span text:style-name="T4">我想討論阿拉法特</text:span><text:span text:style-name="T6">,</text:span><text:span text:style-name="T4">身為巴解組織負責人卻無力壓制內部異聲</text:span><text:span text:style-name="T6">(</text:span><text:span text:style-name="T4">哈馬斯</text:span><text:span text:style-name="T6">),</text:span><text:span text:style-name="T4">屬於站著茅坑不拉屎角色</text:span><text:span text:style-name="T6">,</text:span><text:span text:style-name="T4">領袖無能導致人民倒楣</text:span><text:span text:style-name="T6">.</text:span><text:span text:style-name="T4">人無法決定在何處出生</text:span><text:span text:style-name="T6">,</text:span><text:span text:style-name="T4">身上許多</text:span><text:span text:style-name="T6">"</text:span><text:span text:style-name="T4">枷鎖</text:span><text:span text:style-name="T6">"</text:span><text:span text:style-name="T4">是後天家庭、學校、社會教育強行加上</text:span><text:span text:style-name="T6">.</text:span><text:span text:style-name="T4">沒本事建立什麼國家</text:span><text:span text:style-name="T6">? </text:span><text:span text:style-name="T4">以前歐美國家有錢有閒還可扯皮條爭取資源</text:span><text:span text:style-name="T6">,</text:span><text:span text:style-name="T4">如今國際社會有這條件</text:span><text:span text:style-name="T6">?<text:line-break/><text:line-break/></text:span><text:span text:style-name="T4">木已成舟無力改變</text:span><text:span text:style-name="T6">,</text:span><text:span text:style-name="T4">當初不自量力建國的後果需自付</text:span><text:span text:style-name="T6">,</text:span><text:span text:style-name="T4">巴勒斯坦人均</text:span><text:span text:style-name="T6">gdp</text:span><text:span text:style-name="T4">連以色列零頭都沒有</text:span><text:span text:style-name="T6">(3235:43711,</text:span><text:span text:style-name="T4">中國</text:span><text:span text:style-name="T6">ceic</text:span><text:span text:style-name="T4">網站資料</text:span><text:span text:style-name="T6">),</text:span><text:span text:style-name="T4">試問誰要負最大責任</text:span><text:span text:style-name="T6">? </text:span><text:span text:style-name="T4">這好比台灣的民主化與教改</text:span><text:span text:style-name="T6">,</text:span><text:span text:style-name="T4">是好心辦壞事</text:span><text:span text:style-name="T6">? </text:span><text:span text:style-name="T4">還是壞心辦壞事</text:span><text:span text:style-name="T6">?! </text:span><text:span text:style-name="T4">覆巢之下無完卵</text:span><text:span text:style-name="T6">,</text:span><text:span text:style-name="T4">才有貴站的訴求</text:span><text:span text:style-name="T6">.</text:span><text:span text:style-name="T4">解決問題必須從</text:span><text:span text:style-name="T6">"</text:span><text:span text:style-name="T4">源頭</text:span><text:span text:style-name="T6">"</text:span><text:span text:style-name="T4">下手</text:span><text:span text:style-name="T6">,</text:span><text:span text:style-name="T4">否則只是浪費時間與無病呻吟</text:span><text:span text:style-name="T6">.<text:line-break/><text:line-break/></text:span><text:span text:style-name="T4">若我是巴勒斯坦領導人</text:span><text:span text:style-name="T6">,</text:span><text:span text:style-name="T4">先內部對全體國人為過去的錯誤道歉</text:span><text:span text:style-name="T6">.</text:span><text:span text:style-name="T4">接著論述未來的各種可能</text:span><text:span text:style-name="T6">,</text:span><text:span text:style-name="T4">全體國人依據自由意志做出選擇</text:span><text:span text:style-name="T6">.</text:span><text:span text:style-name="T4">是融入以色列的治理</text:span><text:span text:style-name="T6">;</text:span><text:span text:style-name="T4">跟隨我遷移到其他阿拉伯國家</text:span><text:span text:style-name="T6">;</text:span><text:span text:style-name="T4">還是與以色列繼續敵對</text:span><text:span text:style-name="T6">? </text:span><text:span text:style-name="T4">討論公開甚至電視辯論</text:span><text:span text:style-name="T6">,</text:span><text:span text:style-name="T4">不論結果為何</text:span><text:span text:style-name="T6">,</text:span><text:span text:style-name="T4">巴勒斯坦都將廢除國號</text:span><text:span text:style-name="T6">! </text:span><text:span text:style-name="T4">接著跟英、美、以色列要巨額遷移經費</text:span><text:span text:style-name="T6">(</text:span><text:span text:style-name="T4">合情合理</text:span><text:span text:style-name="T6">),</text:span><text:span text:style-name="T4">帶領願意追隨國人到其他阿拉伯國家境內重新開始</text:span><text:span text:style-name="T6">.</text:span><text:span text:style-name="T4">巴勒斯坦不到</text:span><text:span text:style-name="T6">500</text:span><text:span text:style-name="T4">萬人</text:span><text:span text:style-name="T6">,</text:span><text:span text:style-name="T4">這是可行解法</text:span><text:span text:style-name="T6">(</text:span><text:span text:style-name="T4">歐洲難民危機</text:span><text:span text:style-name="T6">,</text:span><text:span text:style-name="T4">德國共接納</text:span><text:span text:style-name="T6">120</text:span><text:span text:style-name="T4">萬難民</text:span><text:span text:style-name="T6">).</text:span><text:span text:style-name="T4">然而巴勒斯坦領導人有這智慧與魄力</text:span><text:span text:style-name="T6">? </text:span><text:span text:style-name="T4">故我說德不配位中東版</text:span><text:span text:style-name="T6">,</text:span><text:span text:style-name="T4">沒有討論價值</text:span><text:span text:style-name="T6">.<text:line-break/><text:line-break/>2.</text:span><text:span text:style-name="T4">中國</text:span><text:span text:style-name="T6">:<text:line-break/><text:line-break/></text:span><text:span text:style-name="T4">人面臨現實無奈無力改變</text:span><text:span text:style-name="T6">,</text:span><text:span text:style-name="T4">轉而尋求心靈慰藉</text:span><text:span text:style-name="T6">.</text:span><text:span text:style-name="T4">上一代台灣人選擇宗教</text:span><text:span text:style-name="T6">(</text:span><text:span text:style-name="T4">轉變騙財騙色、愚民、寄生國家社會</text:span><text:span text:style-name="T6">);</text:span><text:span text:style-name="T4">這一代台灣人選擇手機遊戲</text:span><text:span text:style-name="T6">(</text:span><text:span text:style-name="T4">觀察電視廣告</text:span><text:span text:style-name="T6">).</text:span><text:span text:style-name="T4">陳醫生選擇寄希望於中國</text:span><text:span text:style-name="T6">,</text:span><text:span text:style-name="T4">而歷經文革的中國人沒有宗教信仰</text:span><text:span text:style-name="T6">,</text:span><text:span text:style-name="T4">選擇寄託於民初人士</text:span><text:span text:style-name="T6">,</text:span><text:span text:style-name="T4">在我看來都是悲劇</text:span><text:span text:style-name="T6">! </text:span><text:span text:style-name="T4">婚姻是愛情的墳墓</text:span><text:span text:style-name="T6">,</text:span><text:span text:style-name="T4">裡面的人想逃出來</text:span><text:span text:style-name="T6">,</text:span><text:span text:style-name="T4">外面的人拼命要進去</text:span><text:span text:style-name="T6">;</text:span><text:span text:style-name="T4">許多公司花錢打形象廣告</text:span><text:span text:style-name="T6">,</text:span><text:span text:style-name="T4">卻吝嗇對員工好</text:span><text:span text:style-name="T6">.</text:span><text:span text:style-name="T4">中國是好的選擇</text:span><text:span text:style-name="T6">,</text:span><text:span text:style-name="T4">還是距離產生美感</text:span><text:span text:style-name="T6">? </text:span><text:span text:style-name="T4">每個人要為自己的選擇</text:span><text:span text:style-name="T6">(</text:span><text:span text:style-name="T4">人生</text:span><text:span text:style-name="T6">)</text:span><text:span text:style-name="T4">負責</text:span><text:span text:style-name="T6">,</text:span><text:span text:style-name="T4">但不應該鼓吹他人</text:span><text:span text:style-name="T6">,</text:span><text:span text:style-name="T4">因為你不知道自己是否看走眼</text:span><text:span text:style-name="T6">? </text:span><text:span text:style-name="T4">這些年許多中國人離開中國</text:span><text:span text:style-name="T6">,</text:span><text:span text:style-name="T4">在其心中國外不見得是天堂</text:span><text:span text:style-name="T6">,</text:span><text:span text:style-name="T4">然而中國現況更爛</text:span><text:span text:style-name="T6">!<text:line-break/><text:line-break/></text:span><text:span text:style-name="T4">我始終認為中國是火藥桶</text:span><text:span text:style-name="T6">,</text:span><text:span text:style-name="T4">分享這些年的觀察</text:span><text:span text:style-name="T6">,</text:span><text:span text:style-name="T4">時間序列或許有誤</text:span><text:span text:style-name="T6">(</text:span><text:span text:style-name="T4">因部分事件持續多年</text:span><text:span text:style-name="T6">).</text:span><text:span text:style-name="T4">我只看各國底層民眾的人生軌跡</text:span><text:span text:style-name="T6">,</text:span><text:span text:style-name="T4">老外說法是</text:span><text:span text:style-name="T6">"</text:span><text:span text:style-name="T4">木桶理論</text:span><text:span text:style-name="T6">".</text:span><text:span text:style-name="T4">因為有錢人不需要政府過多幫助</text:span><text:span text:style-name="T6">,</text:span><text:span text:style-name="T4">底層民眾的人生變化可間接證明各國政府的治國能力</text:span><text:span text:style-name="T6">.<text:line-break/><text:line-break/>2-1:</text:span><text:span text:style-name="T4">中國股市泡沫</text:span><text:span text:style-name="T6">(2007~</text:span><text:span text:style-name="T4">至今</text:span><text:span text:style-name="T6">)<text:line-break/><text:line-break/></text:span><text:span text:style-name="T4">那段時間中國網站經常看到</text:span><text:span text:style-name="T6">"</text:span><text:span text:style-name="T4">天中飛人</text:span><text:span text:style-name="T6">"</text:span><text:span text:style-name="T4">詞彙</text:span><text:span text:style-name="T6">,</text:span><text:span text:style-name="T4">了解是指跳樓自殺</text:span><text:span text:style-name="T6">,</text:span><text:span text:style-name="T4">死者之一是剛出社會的年輕女人</text:span><text:span text:style-name="T6">,</text:span><text:span text:style-name="T4">因為周遭</text:span><text:span text:style-name="T6">(</text:span><text:span text:style-name="T4">社會</text:span><text:span text:style-name="T6">)</text:span><text:span text:style-name="T4">訊息誘惑進入股市</text:span><text:span text:style-name="T6">,</text:span><text:span text:style-name="T4">賠光積蓄後選擇結束人生</text:span><text:span text:style-name="T6">.</text:span><text:span text:style-name="T4">使我想起台灣經濟奇蹟的全民瘋大家樂</text:span><text:span text:style-name="T6">/</text:span><text:span text:style-name="T4">六合彩</text:span><text:span text:style-name="T6">(1980);</text:span><text:span text:style-name="T4">陳水扁主政期間雙卡風暴</text:span><text:span text:style-name="T6">(2005),</text:span><text:span text:style-name="T4">導致許多人燒炭自殺</text:span><text:span text:style-name="T6">,</text:span><text:span text:style-name="T4">超市買木炭需要實名制</text:span><text:span text:style-name="T6">;</text:span><text:span text:style-name="T4">人渣黨政府延長股市當沖優惠稅制</text:span><text:span text:style-name="T6">(2021),</text:span><text:span text:style-name="T4">讓無數年輕股民被坑殺</text:span><text:span text:style-name="T6">.<text:line-break/><text:line-break/>2-2:</text:span><text:span text:style-name="T4">富士康跳樓事件</text:span><text:span text:style-name="T6">(2010)<text:line-break/><text:line-break/></text:span><text:span text:style-name="T4">後續把死亡撫恤金取消</text:span><text:span text:style-name="T6">,</text:span><text:span text:style-name="T4">與廠區管理轉移給地方政府</text:span><text:span text:style-name="T6">,</text:span><text:span text:style-name="T4">跳樓亂象大幅減少</text:span><text:span text:style-name="T6">.</text:span><text:span text:style-name="T4">該事件可討論</text:span><text:span text:style-name="T6">"</text:span><text:span text:style-name="T4">一人跳保全家</text:span><text:span text:style-name="T6">"(</text:span><text:span text:style-name="T4">指高額撫恤金</text:span><text:span text:style-name="T6">);</text:span><text:span text:style-name="T4">地方自殺率高於廠內</text:span><text:span text:style-name="T6">;</text:span><text:span text:style-name="T4">許多員工有精神疾病</text:span><text:span text:style-name="T6">(</text:span><text:span text:style-name="T4">家庭</text:span><text:span text:style-name="T6">/</text:span><text:span text:style-name="T4">社會教育影響</text:span><text:span text:style-name="T6">?);</text:span><text:span text:style-name="T4">低薪</text:span><text:span text:style-name="T6">(</text:span><text:span text:style-name="T4">這有爭議</text:span><text:span text:style-name="T6">).<text:line-break/><text:line-break/>2-3:</text:span><text:span text:style-name="T4">楊改蘭事件</text:span><text:span text:style-name="T6">(2016)<text:line-break/><text:line-break/></text:span><text:span text:style-name="T4">甘肅貧戶因官員因素被取消低保資格</text:span><text:span text:style-name="T6">,</text:span><text:span text:style-name="T4">母親楊改蘭</text:span><text:span text:style-name="T6">(28</text:span><text:span text:style-name="T4">歲</text:span><text:span text:style-name="T6">)</text:span><text:span text:style-name="T4">殺掉</text:span><text:span text:style-name="T6">4</text:span><text:span text:style-name="T4">個小孩後服毒自殺</text:span><text:span text:style-name="T6">,</text:span><text:span text:style-name="T4">死前對奶奶說</text:span><text:span text:style-name="T6">:</text:span><text:span text:style-name="T4">你不懂</text:span><text:span text:style-name="T6">,</text:span><text:span text:style-name="T4">你不用救我了</text:span><text:span text:style-name="T6">,</text:span><text:span text:style-name="T4">這一次救回來</text:span><text:span text:style-name="T6">,</text:span><text:span text:style-name="T4">還有下一次</text:span><text:span text:style-name="T6">,</text:span><text:span text:style-name="T4">永遠過不去</text:span><text:span text:style-name="T6">.</text:span><text:span text:style-name="T4">這幾個娃不能留給你了</text:span><text:span text:style-name="T6">.</text:span><text:span text:style-name="T4">在外打工的先生處理完後事後也服毒自殺</text:span><text:span text:style-name="T6">,</text:span><text:span text:style-name="T4">一家八口僅留父親與奶奶</text:span><text:span text:style-name="T6">.</text:span><text:span text:style-name="T4">連文革荼毒都能活下來</text:span><text:span text:style-name="T6">,</text:span><text:span text:style-name="T4">人生還有什麼檻邁不過去</text:span><text:span text:style-name="T6">?<text:line-break/><text:line-break/></text:span><text:span text:style-name="T4">這事件應該是我首次對共產黨產生嚴重敵意</text:span><text:span text:style-name="T6">! "</text:span><text:span text:style-name="T4">盛世中的螻蟻</text:span><text:span text:style-name="T6">"</text:span><text:span text:style-name="T4">被官方刪文</text:span><text:span text:style-name="T6">,</text:span><text:span text:style-name="T4">中國的盛世誰在乎</text:span><text:span text:style-name="T6">,</text:span><text:span text:style-name="T4">我不在乎</text:span><text:span text:style-name="T6">! </text:span><text:span text:style-name="T4">相較台灣社會福利支出占</text:span><text:span text:style-name="T6">1/4</text:span><text:span text:style-name="T4">稅收</text:span><text:span text:style-name="T6">,</text:span><text:span text:style-name="T4">社會漏洞卻越補越大洞</text:span><text:span text:style-name="T6">.</text:span><text:span text:style-name="T4">每年補助線的調整</text:span><text:span text:style-name="T6">(</text:span><text:span text:style-name="T4">規則不公平</text:span><text:span text:style-name="T6">)</text:span><text:span text:style-name="T4">讓失去補助者埋怨政府</text:span><text:span text:style-name="T6">,</text:span><text:span text:style-name="T4">浮濫領補助者依舊存在</text:span><text:span text:style-name="T6">.</text:span><text:span text:style-name="T4">台灣社會從自掃門前雪</text:span><text:span text:style-name="T6">,</text:span><text:span text:style-name="T4">轉而自私自利到如今的自生自滅</text:span><text:span text:style-name="T6">.<text:line-break/><text:line-break/>2-4:</text:span><text:span text:style-name="T4">農民工被欠薪自殺與殺雇主事件</text:span><text:span text:style-name="T6">(2003~</text:span><text:span text:style-name="T4">至今</text:span><text:span text:style-name="T6">)<text:line-break/><text:line-break/></text:span><text:span text:style-name="T4">農民工</text:span><text:span text:style-name="T6">(2.85</text:span><text:span text:style-name="T4">億</text:span><text:span text:style-name="T6">,2020</text:span><text:span text:style-name="T4">年國家統計局</text:span><text:span text:style-name="T6">)</text:span><text:span text:style-name="T4">離鄉背井跨省分打工</text:span><text:span text:style-name="T6">,</text:span><text:span text:style-name="T4">遇到各種不公平對待</text:span><text:span text:style-name="T6">(</text:span><text:span text:style-name="T4">個人判斷是文革餘毒造成的人性扭曲</text:span><text:span text:style-name="T6">,</text:span><text:span text:style-name="T4">與改革開放後社會風氣敗壞導致</text:span><text:span text:style-name="T6">),</text:span><text:span text:style-name="T4">中國政府解決之道是直接匯錢到民工戶頭避免轉手剝削</text:span><text:span text:style-name="T6">.</text:span><text:span text:style-name="T4">台灣也出現公共工程下游包商拿不到錢跑路新聞</text:span><text:span text:style-name="T6">.<text:line-break/><text:line-break/>2-5:P2P</text:span><text:span text:style-name="T4">暴雷事件</text:span><text:span text:style-name="T6">(2015~2018)<text:line-break/><text:line-break/></text:span><text:span text:style-name="T4">國家級的龐氏騙局</text:span><text:span text:style-name="T6">,</text:span><text:span text:style-name="T4">總理李克強難辭其咎</text:span><text:span text:style-name="T6">.</text:span><text:span text:style-name="T4">受害者之一單親母親王倩維權被鎮壓對政府失去信心</text:span><text:span text:style-name="T6">,</text:span><text:span text:style-name="T4">留下小孩與父母上吊死殺</text:span><text:span text:style-name="T6">,</text:span><text:span text:style-name="T4">遺書告誡小孩好好讀書</text:span><text:span text:style-name="T6">,</text:span><text:span text:style-name="T4">長大移民離開中國</text:span><text:span text:style-name="T6">.</text:span><text:span text:style-name="T4">中國維穩金費在</text:span><text:span text:style-name="T6">2011</text:span><text:span text:style-name="T4">年首度超越軍費支出</text:span><text:span text:style-name="T6">.</text:span><text:span text:style-name="T4">不源頭解決問題</text:span><text:span text:style-name="T6">,</text:span><text:span text:style-name="T4">不制定公平遊戲規則</text:span><text:span text:style-name="T6">,</text:span><text:span text:style-name="T4">而強迫民眾吞下</text:span><text:span text:style-name="T6">,</text:span><text:span text:style-name="T4">這樣對嗎</text:span><text:span text:style-name="T6">?<text:line-break/><text:line-break/>2-6:</text:span><text:span text:style-name="T4">北京驅逐低端人口</text:span><text:span text:style-name="T6">(2017~</text:span><text:span text:style-name="T4">至今</text:span><text:span text:style-name="T6">)<text:line-break/><text:line-break/></text:span><text:span text:style-name="T4">領導定各數字</text:span><text:span text:style-name="T6">,</text:span><text:span text:style-name="T4">底下鷹犬使命必達</text:span><text:span text:style-name="T6">,</text:span><text:span text:style-name="T4">不管租客如何度過冬天</text:span><text:span text:style-name="T6">,</text:span><text:span text:style-name="T4">與後續住宿交通等問題</text:span><text:span text:style-name="T6">.</text:span><text:span text:style-name="T4">對比台灣則是新北議員應曉薇要求清潔隊灑水街友</text:span><text:span text:style-name="T6">(2011</text:span><text:span text:style-name="T4">聖誕夜</text:span><text:span text:style-name="T6">).<text:line-break/><text:line-break/>2-7:</text:span><text:span text:style-name="T4">長租公寓爆雷事件</text:span><text:span text:style-name="T6">(2018~</text:span><text:span text:style-name="T4">至今</text:span><text:span text:style-name="T6">)<text:line-break/><text:line-break/></text:span><text:span text:style-name="T4">資本進入租屋市場</text:span><text:span text:style-name="T6">,</text:span><text:span text:style-name="T4">房東租客兩頭騙大玩金融槓桿</text:span><text:span text:style-name="T6">,</text:span><text:span text:style-name="T4">因新冠疫情暴雷後神隱</text:span><text:span text:style-name="T6">,</text:span><text:span text:style-name="T4">大量房東與年輕人受害</text:span><text:span text:style-name="T6">.</text:span><text:span text:style-name="T4">廣東某學生畢業後無業貸款一年租金</text:span><text:span text:style-name="T6">(</text:span><text:span text:style-name="T4">租金貸</text:span><text:span text:style-name="T6">),</text:span><text:span text:style-name="T4">被房東驅趕後選擇跳樓自殺</text:span><text:span text:style-name="T6">...,</text:span><text:span text:style-name="T4">中國許多商業創新不是創新</text:span><text:span text:style-name="T6">,</text:span><text:span text:style-name="T4">而是玩過去不敢碰的領域</text:span><text:span text:style-name="T6">! </text:span><text:span text:style-name="T4">如同台灣信用卡市場飽和</text:span><text:span text:style-name="T6">,</text:span><text:span text:style-name="T4">銀行開發現金卡市場導致雙卡風暴</text:span><text:span text:style-name="T6">;</text:span><text:span text:style-name="T4">保險市場飽和</text:span><text:span text:style-name="T6">,</text:span><text:span text:style-name="T4">保險公司改玩老人保險</text:span><text:span text:style-name="T6">(</text:span><text:span text:style-name="T4">早年老人是拒保戶</text:span><text:span text:style-name="T6">);</text:span><text:span text:style-name="T4">銀行賺手續費推銷理財商品</text:span><text:span text:style-name="T6">,</text:span><text:span text:style-name="T4">導致雷曼風暴與</text:span><text:span text:style-name="T6">trf</text:span><text:span text:style-name="T4">之亂</text:span><text:span text:style-name="T6">.<text:line-break/><text:line-break/>2-8:</text:span><text:span text:style-name="T4">中國</text:span><text:span text:style-name="T6">A</text:span><text:span text:style-name="T4">片企業化事件</text:span><text:span text:style-name="T6">(</text:span><text:span text:style-name="T4">不知何時開始</text:span><text:span text:style-name="T6">~</text:span><text:span text:style-name="T4">至今</text:span><text:span text:style-name="T6">)<text:line-break/><text:line-break/></text:span><text:span text:style-name="T4">在</text:span><text:span text:style-name="T6">"</text:span><text:span text:style-name="T4">一胎化</text:span><text:span text:style-name="T6">"</text:span><text:span text:style-name="T4">錯誤政策下</text:span><text:span text:style-name="T6">,</text:span><text:span text:style-name="T4">中國男女性別差約</text:span><text:span text:style-name="T6">3500</text:span><text:span text:style-name="T4">萬</text:span><text:span text:style-name="T6">,</text:span><text:span text:style-name="T4">大量男性找不到結婚對象</text:span><text:span text:style-name="T6">.</text:span><text:span text:style-name="T4">照理來說在中國</text:span><text:span text:style-name="T6">,</text:span><text:span text:style-name="T4">女人是稀有資源</text:span><text:span text:style-name="T6">,</text:span><text:span text:style-name="T4">然而網路上卻可找到中國企業化經營拍攝</text:span><text:span text:style-name="T6">A</text:span><text:span text:style-name="T4">片</text:span><text:span text:style-name="T6">? </text:span><text:span text:style-name="T4">還沒談更多因為經濟</text:span><text:span text:style-name="T6">(</text:span><text:span text:style-name="T4">裸貸、校園貸</text:span><text:span text:style-name="T6">)</text:span><text:span text:style-name="T4">、社會風氣敗壞</text:span><text:span text:style-name="T6">(</text:span><text:span text:style-name="T4">炫富、奢侈</text:span><text:span text:style-name="T6">)</text:span><text:span text:style-name="T4">下海的技師</text:span><text:span text:style-name="T6">(</text:span><text:span text:style-name="T4">性工作者別稱</text:span><text:span text:style-name="T6">).</text:span><text:span text:style-name="T4">日本</text:span><text:span text:style-name="T6">AV</text:span><text:span text:style-name="T4">盛行是廣場協議</text:span><text:span text:style-name="T6">(1985)</text:span><text:span text:style-name="T4">造成的經濟全面崩潰</text:span><text:span text:style-name="T6">,</text:span><text:span text:style-name="T4">與家庭、學校、社會教育全面失敗導致</text:span><text:span text:style-name="T6">.</text:span><text:span text:style-name="T4">統計約</text:span><text:span text:style-name="T6">300</text:span><text:span text:style-name="T4">萬貧困女子</text:span><text:span text:style-name="T6">(</text:span><text:span text:style-name="T4">含單親</text:span><text:span text:style-name="T6">)</text:span><text:span text:style-name="T4">為了生存有許多無奈</text:span><text:span text:style-name="T6">.</text:span><text:span text:style-name="T4">台灣則是政客虛偽</text:span><text:span text:style-name="T6">,</text:span><text:span text:style-name="T4">而網路隨處可見色情廣告</text:span><text:span text:style-name="T6">,</text:span><text:span text:style-name="T4">疫情破口之一的萬華尋芳客來自全台</text:span><text:span text:style-name="T6">.<text:line-break/><text:line-break/>2-9:</text:span><text:span text:style-name="T4">歐金中事件</text:span><text:span text:style-name="T6">(2021)<text:line-break/><text:line-break/></text:span><text:span text:style-name="T4">中國農村房屋改建爭議多</text:span><text:span text:style-name="T6">,</text:span><text:span text:style-name="T4">低價搬遷徵收費就不談</text:span><text:span text:style-name="T6">.</text:span><text:span text:style-name="T4">想討論地方政府為了避免麻煩</text:span><text:span text:style-name="T6">,</text:span><text:span text:style-name="T4">要求改建需要鄰居同意</text:span><text:span text:style-name="T6">,</text:span><text:span text:style-name="T4">導致鄰里出現許多摩擦</text:span><text:span text:style-name="T6">(</text:span><text:span text:style-name="T4">有遠見村長在早期制定公平遊戲規則</text:span><text:span text:style-name="T6">,</text:span><text:span text:style-name="T4">重點是少數</text:span><text:span text:style-name="T6">).</text:span><text:span text:style-name="T4">也是此事件爆發後</text:span><text:span text:style-name="T6">,</text:span><text:span text:style-name="T4">中國網友壓倒性聲援兇手</text:span><text:span text:style-name="T6">,</text:span><text:span text:style-name="T4">而歐某在</text:span><text:span text:style-name="T6">10</text:span><text:span text:style-name="T4">天後</text:span><text:span text:style-name="T6">"</text:span><text:span text:style-name="T4">被自殺</text:span><text:span text:style-name="T6">",</text:span><text:span text:style-name="T4">地方政府已國家機密為理由不透漏相關案情</text:span><text:span text:style-name="T6">(</text:span><text:span text:style-name="T4">地方政府的懸賞通告</text:span><text:span text:style-name="T6">,</text:span><text:span text:style-name="T4">內容為提供線索獎勵</text:span><text:span text:style-name="T6">2</text:span><text:span text:style-name="T4">萬</text:span><text:span text:style-name="T6">,</text:span><text:span text:style-name="T4">發現屍體獎勵</text:span><text:span text:style-name="T6">5</text:span><text:span text:style-name="T4">萬</text:span><text:span text:style-name="T6">,</text:span><text:span text:style-name="T4">這是鼓勵殺人</text:span><text:span text:style-name="T6">?!).<text:line-break/><text:line-break/></text:span><text:span text:style-name="T4">結論</text:span><text:span text:style-name="T6">:</text:span><text:span text:style-name="T4">中國有許多社會問題</text:span><text:span text:style-name="T6">,</text:span><text:span text:style-name="T4">我認為是政府應作為但不作為導致</text:span><text:span text:style-name="T6">! </text:span><text:span text:style-name="T4">美國寄生全球</text:span><text:span text:style-name="T6">,</text:span><text:span text:style-name="T4">掠奪全球資源是事實</text:span><text:span text:style-name="T6">,</text:span><text:span text:style-name="T4">但中國有比較好嗎</text:span><text:span text:style-name="T6">? </text:span><text:span text:style-name="T4">共產黨是照顧中國人</text:span><text:span text:style-name="T6">,</text:span><text:span text:style-name="T4">還是說</text:span><text:span text:style-name="T6">:</text:span><text:span text:style-name="T4">這是我的地盤</text:span><text:span text:style-name="T6">,</text:span><text:span text:style-name="T4">只有我能割這些韭菜</text:span><text:span text:style-name="T6">? </text:span><text:span text:style-name="T4">周處除三害故事中</text:span><text:span text:style-name="T6">,</text:span><text:span text:style-name="T4">殺掉蛟龍、猛虎後發現自己是村民口中禍害</text:span><text:span text:style-name="T6">,</text:span><text:span text:style-name="T4">周處選擇改過自新</text:span><text:span text:style-name="T6">.</text:span><text:span text:style-name="T4">持續關注中國的</text:span><text:span text:style-name="T6">"</text:span><text:span text:style-name="T4">共同富裕</text:span><text:span text:style-name="T6">",</text:span><text:span text:style-name="T4">若共產黨只改革其他階層而不自清腐肉</text:span><text:span text:style-name="T6">,</text:span><text:span text:style-name="T4">這樣的中國是天堂還是地獄</text:span><text:span text:style-name="T6">? </text:span><text:span text:style-name="T4">鼓吹兩岸統一是好的選擇</text:span><text:span text:style-name="T6">,</text:span><text:span text:style-name="T4">還是剛出狼窩又入虎口</text:span><text:span text:style-name="T6">?<text:line-break/><text:line-break/>3.</text:span><text:span text:style-name="T4">台灣</text:span><text:span text:style-name="T6">:<text:line-break/><text:line-break/></text:span><text:span text:style-name="T4">曾思考人活著目的是啥</text:span><text:span text:style-name="T6">? </text:span><text:span text:style-name="T4">思考多年想不出答案</text:span><text:span text:style-name="T6">,</text:span><text:span text:style-name="T4">但可確認不是某天當街友、被車撞死、自殺、酒店陪笑</text:span><text:span text:style-name="T6">.</text:span><text:span text:style-name="T4">現況如此表示遊戲規則被破壞</text:span><text:span text:style-name="T6">,</text:span><text:span text:style-name="T4">既然如此就重訂公平遊戲規則</text:span><text:span text:style-name="T6">!<text:line-break/><text:line-break/></text:span><text:span text:style-name="T4">曾思考國人應盡的義務有當兵、誠實納稅</text:span><text:span text:style-name="T6">,</text:span><text:span text:style-name="T4">那政府應盡的義務是</text:span><text:span text:style-name="T6">? </text:span><text:span text:style-name="T4">思索後認為低標乃提供基本服務</text:span><text:span text:style-name="T6">,</text:span><text:span text:style-name="T4">與覆蓋率完善</text:span><text:span text:style-name="T6">.</text:span><text:span text:style-name="T4">高標則是做到預警、威嚇、究責、教育、開源節流興利除弊、階級流動等</text:span><text:span text:style-name="T6">.</text:span><text:span text:style-name="T4">國家是從上一代開始爛</text:span><text:span text:style-name="T6">(</text:span><text:span text:style-name="T4">上一代泛指戰後出生</text:span><text:span text:style-name="T6">),</text:span><text:span text:style-name="T4">上一代是從公部門開始爛</text:span><text:span text:style-name="T6">,</text:span><text:span text:style-name="T4">公部門是從領袖開始爛</text:span><text:span text:style-name="T6">.</text:span><text:span text:style-name="T4">隨著時間過去</text:span><text:span text:style-name="T6">,</text:span><text:span text:style-name="T4">透過家庭、學校、社會教育影響</text:span><text:span text:style-name="T6">,</text:span><text:span text:style-name="T4">各行各業從上到下都爛了</text:span><text:span text:style-name="T6">,</text:span><text:span text:style-name="T4">國家沒救了</text:span><text:span text:style-name="T6">! </text:span><text:span text:style-name="T4">故</text:span><text:span text:style-name="T6">2018</text:span><text:span text:style-name="T4">年底確認出手救國</text:span><text:span text:style-name="T6">,</text:span><text:span text:style-name="T4">從學生時期就開始自主練兵</text:span><text:span text:style-name="T6">.<text:line-break/><text:line-break/></text:span><text:span text:style-name="T4">把視野拉高</text:span><text:span text:style-name="T6">,</text:span><text:span text:style-name="T4">台灣各種社會問題在許多國家都可見</text:span><text:span text:style-name="T6">.</text:span><text:span text:style-name="T4">應該說全世界的戰後嬰兒潮沒啥大本事</text:span><text:span text:style-name="T6">,</text:span><text:span text:style-name="T4">繼承上一代遺產</text:span><text:span text:style-name="T6">,</text:span><text:span text:style-name="T4">掠奪後代子孫未來</text:span><text:span text:style-name="T6">,</text:span><text:span text:style-name="T4">使自己的平均壽命快速拉高</text:span><text:span text:style-name="T6">,</text:span><text:span text:style-name="T4">卻留下眾多債務與各種社會問題</text:span><text:span text:style-name="T6">.</text:span><text:span text:style-name="T4">中國的</text:span><text:span text:style-name="T6">996</text:span><text:span text:style-name="T4">、躺平、內捲</text:span><text:span text:style-name="T6">;</text:span><text:span text:style-name="T4">台灣則是小確幸、不婚不生</text:span><text:span text:style-name="T6">;</text:span><text:span text:style-name="T4">南韓則稱地獄朝鮮</text:span><text:span text:style-name="T6">;</text:span><text:span text:style-name="T4">日本是二次元文化興盛</text:span><text:span text:style-name="T6">;</text:span><text:span text:style-name="T4">美國則是青春套餐</text:span><text:span text:style-name="T6">(</text:span><text:span text:style-name="T4">藥物氾濫、濫交、吸毒、酗酒</text:span><text:span text:style-name="T6">).</text:span><text:span text:style-name="T4">言教不如身教</text:span><text:span text:style-name="T6">,</text:span><text:span text:style-name="T4">當各國上一代沒做好榜樣</text:span><text:span text:style-name="T6">,</text:span><text:span text:style-name="T4">下一代如何自處</text:span><text:span text:style-name="T6">? </text:span><text:span text:style-name="T4">當上一代無法解決自己造成的問題</text:span><text:span text:style-name="T6">,</text:span><text:span text:style-name="T4">下一代有能力解決嗎</text:span><text:span text:style-name="T6">? </text:span><text:span text:style-name="T4">若有人能解決</text:span><text:span text:style-name="T6">,</text:span><text:span text:style-name="T4">對其也是莫大悲劇</text:span><text:span text:style-name="T6">.<text:line-break/><text:line-break/></text:span><text:span text:style-name="T4">結論</text:span><text:span text:style-name="T6">:</text:span><text:span text:style-name="T4">原則上明年過年後</text:span><text:span text:style-name="T6">,</text:span><text:span text:style-name="T4">最遲是明年春天</text:span><text:span text:style-name="T6">,</text:span><text:span text:style-name="T4">會用自己方式出手救國</text:span><text:span text:style-name="T6">.</text:span><text:span text:style-name="T4">練兵多年已有完善解法</text:span><text:span text:style-name="T6">,</text:span><text:span text:style-name="T4">但不遮掩對上一代充滿厭惡</text:span><text:span text:style-name="T6">,</text:span><text:span text:style-name="T4">隨時間逐漸轉變為仇恨</text:span><text:span text:style-name="T6">,</text:span><text:span text:style-name="T4">我堅持給上一代最恐怖的懲罰</text:span><text:span text:style-name="T6">! </text:span><text:span text:style-name="T4">明年且見我用類學校教育的社會教育改變台灣</text:span><text:span text:style-name="T6">,</text:span><text:span text:style-name="T4">關鍵字搜索可見我先前發表文章</text:span><text:span text:style-name="T6">,</text:span><text:span text:style-name="T4">用局外人與當事者角度評價會比較公允</text:span><text:span text:style-name="T6">,</text:span><text:span text:style-name="T4">打破現況大破大立不然只是浪費時間</text:span><text:span text:style-name="T6">.<text:line-break/><text:line-break/></text:span><text:span text:style-name="T4">這是最壞的年代</text:span><text:span text:style-name="T6">,</text:span><text:span text:style-name="T4">也是最好的年代</text:span><text:span text:style-name="T6">.</text:span><text:span text:style-name="T4">前者意指各國比爛</text:span><text:span text:style-name="T6">,</text:span><text:span text:style-name="T4">離三戰不遠矣</text:span><text:span text:style-name="T6">,</text:span><text:span text:style-name="T4">後者意指</text:span><text:span text:style-name="T6">...</text:span><text:span text:style-name="T4">還好有我</text:span><text:span text:style-name="T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